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/>
      <style:text-properties fo:font-weight="bold" style:font-weight-asian="bold" style:font-weight-complex="bold" fo:color="#00B050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Βασικό" style:family="paragraph">
      <style:text-properties fo:text-shadow="0.0145in 0.0145in 0.0416in #000000" fo:color="#000000" fo:font-size="14pt" style:font-size-asian="14pt" style:font-size-complex="14pt"/>
    </style:style>
    <style:style style:name="P3" style:parent-style-name="Βασικό" style:family="paragraph">
      <style:text-properties fo:text-shadow="0.0145in 0.0145in 0.0416in #000000" fo:color="#000000" fo:font-size="14pt" style:font-size-asian="14pt" style:font-size-complex="14pt"/>
    </style:style>
    <style:style style:name="P4" style:parent-style-name="Βασικό" style:family="paragraph">
      <style:text-properties fo:text-shadow="0.0145in 0.0145in 0.0416in #000000" fo:color="#000000" fo:font-size="14pt" style:font-size-asian="14pt" style:font-size-complex="14pt"/>
    </style:style>
    <style:style style:name="T5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6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7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P9" style:parent-style-name="Βασικό" style:family="paragraph">
      <style:text-properties fo:text-shadow="0.0145in 0.0145in 0.0416in #000000" fo:color="#000000" fo:font-size="12pt" style:font-size-asian="12pt" style:font-size-complex="12pt"/>
    </style:style>
    <style:style style:name="P10" style:parent-style-name="Παράγραφοςλίστας" style:list-style-name="LFO1" style:family="paragraph">
      <style:text-properties fo:text-shadow="0.0145in 0.0145in 0.0416in #000000" fo:color="#000000" fo:font-size="12pt" style:font-size-asian="12pt" style:font-size-complex="12pt"/>
    </style:style>
    <style:style style:name="P11" style:parent-style-name="Παράγραφοςλίστας" style:list-style-name="LFO1" style:family="paragraph">
      <style:text-properties fo:text-shadow="0.0145in 0.0145in 0.0416in #000000" fo:color="#000000" fo:font-size="12pt" style:font-size-asian="12pt" style:font-size-complex="12pt"/>
    </style:style>
    <style:style style:name="P12" style:parent-style-name="Παράγραφοςλίστας" style:list-style-name="LFO1" style:family="paragraph">
      <style:text-properties fo:text-shadow="0.0145in 0.0145in 0.0416in #000000" fo:color="#000000" fo:font-size="12pt" style:font-size-asian="12pt" style:font-size-complex="12pt"/>
    </style:style>
    <style:style style:name="P13" style:parent-style-name="Βασικό" style:family="paragraph">
      <style:text-properties fo:text-shadow="0.0145in 0.0145in 0.0416in #000000" fo:color="#000000" fo:font-size="12pt" style:font-size-asian="12pt" style:font-size-complex="12pt"/>
    </style:style>
    <style:style style:name="P14" style:parent-style-name="Παράγραφοςλίστας" style:list-style-name="LFO5" style:family="paragraph">
      <style:text-properties fo:text-shadow="0.0145in 0.0145in 0.0416in #000000" fo:color="#000000" fo:font-size="12pt" style:font-size-asian="12pt" style:font-size-complex="12pt"/>
    </style:style>
    <style:style style:name="P15" style:parent-style-name="Βασικό" style:family="paragraph">
      <style:paragraph-properties fo:margin-left="0.25in">
        <style:tab-stops/>
      </style:paragraph-properties>
      <style:text-properties fo:text-shadow="0.0145in 0.0145in 0.0416in #000000" fo:color="#000000" fo:font-size="12pt" style:font-size-asian="12pt" style:font-size-complex="12pt"/>
    </style:style>
    <style:style style:name="P16" style:parent-style-name="Βασικό" style:family="paragraph">
      <style:paragraph-properties fo:margin-left="0.25in">
        <style:tab-stops/>
      </style:paragraph-properties>
    </style:style>
    <style:style style:name="T17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1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19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20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21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22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23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24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25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26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27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2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29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30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31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32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33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34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35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36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37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3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P39" style:parent-style-name="Παράγραφοςλίστας" style:list-style-name="LFO5" style:family="paragraph">
      <style:text-properties fo:text-shadow="0.0145in 0.0145in 0.0416in #000000" fo:color="#000000" fo:font-size="12pt" style:font-size-asian="12pt" style:font-size-complex="12pt"/>
    </style:style>
    <style:style style:name="P40" style:parent-style-name="Παράγραφοςλίστας" style:family="paragraph">
      <style:paragraph-properties fo:margin-left="0.25in">
        <style:tab-stops/>
      </style:paragraph-properties>
    </style:style>
    <style:style style:name="T41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42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43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44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45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P46" style:parent-style-name="Παράγραφοςλίστας" style:family="paragraph">
      <style:paragraph-properties fo:margin-left="0.25in">
        <style:tab-stops/>
      </style:paragraph-properties>
    </style:style>
    <style:style style:name="T47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4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49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50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51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P52" style:parent-style-name="Παράγραφοςλίστας" style:family="paragraph">
      <style:paragraph-properties fo:margin-left="0.25in">
        <style:tab-stops/>
      </style:paragraph-properties>
      <style:text-properties fo:text-shadow="0.0145in 0.0145in 0.0416in #000000" fo:color="#000000" fo:font-size="12pt" style:font-size-asian="12pt" style:font-size-complex="12pt"/>
    </style:style>
    <style:style style:name="P53" style:parent-style-name="Παράγραφοςλίστας" style:family="paragraph">
      <style:paragraph-properties fo:margin-left="0.25in">
        <style:tab-stops/>
      </style:paragraph-properties>
    </style:style>
    <style:style style:name="T54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55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56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57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5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59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60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61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62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P63" style:parent-style-name="Παράγραφοςλίστας" style:family="paragraph">
      <style:paragraph-properties fo:margin-left="0.25in">
        <style:tab-stops/>
      </style:paragraph-properties>
    </style:style>
    <style:style style:name="T64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65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66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67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6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69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70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71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72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73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74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P75" style:parent-style-name="Παράγραφοςλίστας" style:family="paragraph">
      <style:paragraph-properties fo:margin-left="0.25in">
        <style:tab-stops/>
      </style:paragraph-properties>
      <style:text-properties fo:text-shadow="0.0145in 0.0145in 0.0416in #000000" fo:color="#000000" fo:font-size="12pt" style:font-size-asian="12pt" style:font-size-complex="12pt"/>
    </style:style>
    <style:style style:name="P76" style:parent-style-name="Παράγραφοςλίστας" style:list-style-name="LFO5" style:family="paragraph">
      <style:text-properties fo:text-shadow="0.0145in 0.0145in 0.0416in #000000" fo:color="#000000" fo:font-size="12pt" style:font-size-asian="12pt" style:font-size-complex="12pt"/>
    </style:style>
    <style:style style:name="P77" style:parent-style-name="Βασικό" style:family="paragraph">
      <style:paragraph-properties fo:margin-left="0.25in">
        <style:tab-stops/>
      </style:paragraph-properties>
    </style:style>
    <style:style style:name="T7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79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80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81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82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83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84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85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86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87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8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P89" style:parent-style-name="Βασικό" style:family="paragraph">
      <style:paragraph-properties fo:margin-left="0.25in">
        <style:tab-stops/>
      </style:paragraph-properties>
      <style:text-properties fo:text-shadow="0.0145in 0.0145in 0.0416in #000000" fo:color="#000000" fo:font-size="12pt" style:font-size-asian="12pt" style:font-size-complex="12pt"/>
    </style:style>
    <style:style style:name="P90" style:parent-style-name="Βασικό" style:family="paragraph">
      <style:paragraph-properties fo:margin-left="0.25in">
        <style:tab-stops/>
      </style:paragraph-properties>
    </style:style>
    <style:style style:name="T91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92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93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94" style:parent-style-name="Προεπιλεγμένηγραμματοσειρά" style:family="text">
      <style:text-properties fo:font-style="italic" style:font-style-asian="italic" style:font-style-complex="italic" fo:text-shadow="0.0145in 0.0145in 0.0416in #000000" fo:color="#000000" fo:font-size="12pt" style:font-size-asian="12pt" style:font-size-complex="12pt" fo:language="en" fo:country="US"/>
    </style:style>
    <style:style style:name="T95" style:parent-style-name="Προεπιλεγμένηγραμματοσειρά" style:family="text">
      <style:text-properties fo:font-style="italic" style:font-style-asian="italic" style:font-style-complex="italic" fo:text-shadow="0.0145in 0.0145in 0.0416in #000000" fo:color="#000000" fo:font-size="12pt" style:font-size-asian="12pt" style:font-size-complex="12pt"/>
    </style:style>
    <style:style style:name="T96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97" style:parent-style-name="Προεπιλεγμένηγραμματοσειρά" style:family="text">
      <style:text-properties fo:font-style="italic" style:font-style-asian="italic" style:font-style-complex="italic" fo:text-shadow="0.0145in 0.0145in 0.0416in #000000" fo:color="#000000" fo:font-size="12pt" style:font-size-asian="12pt" style:font-size-complex="12pt" fo:language="en" fo:country="US"/>
    </style:style>
    <style:style style:name="T9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99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100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101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102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103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104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105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 fo:language="en" fo:country="US"/>
    </style:style>
    <style:style style:name="T106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107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name="T108" style:parent-style-name="Προεπιλεγμένηγραμματοσειρά" style:family="text">
      <style:text-properties fo:text-shadow="0.0145in 0.0145in 0.0416in #000000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ΕΡΓΑΣΙΑ ΑΝΑΓΝΩΡΙΣΗ ΠΡΟΤΥΠΩΝ</text:p>
      <text:p text:style-name="P2">Επιμέλεια :<text:s/></text:p>
      <text:p text:style-name="P3"><text:tab/><text:tab/>Ιωακείμ Ελ χαττάμπ-Μπριστογιάννης, ΑΜ : Π19048</text:p>
      <text:p text:style-name="P4"><text:tab/><text:tab/>Μυρτώ-Μαρία Σπάθα, ΑΜ : Π19156</text:p>
      <text:p text:style-name="Βασικό"><text:span text:style-name="T5">Ζητούμενο της εργασίας ήταν η</text:span><text:span text:style-name="T6"><text:s/>ανάπτυξη αλγορίθμων μηχανικής μάθησης για την<text:s/></text:span><text:span text:style-name="T7"><text:s/>προσέγγιση της διάμεσης<text:s/></text:span><text:span text:style-name="T8">τιμής των ακινήτων των περιοχών της Πολιτείας της Καλιφόρνια έχοντας ως δεδομένο τα παρακάτω χαρακτηριστικά των περιοχών αυτών :</text:span><draw:frame draw:style-name="a0" draw:name="Εικόνα 1" text:anchor-type="as-char" svg:x="0in" svg:y="0in" svg:width="5.76806in" svg:height="1.68611in" style:rel-width="scale" style:rel-height="scale"><draw:image xlink:href="media/image1.emf" xlink:type="simple" xlink:show="embed" xlink:actuate="onLoad"/><svg:title/><svg:desc/></draw:frame></text:p>
      <text:p text:style-name="P9">Για να ικανοποιηθεί το ζητούμενο ακολουθήθηκε η εξής διαδικασία :</text:p>
      <text:list text:style-name="LFO1" text:continue-numbering="true">
        <text:list-item>
          <text:p text:style-name="P10">Προ-επεξεργασία δεδομένων<text:s/></text:p>
        </text:list-item>
        <text:list-item>
          <text:p text:style-name="P11">Οπτικοποίηση <text:s/>δεδομένων</text:p>
        </text:list-item>
        <text:list-item>
          <text:p text:style-name="P12">Παλινδρόμηση<text:s/></text:p>
        </text:list-item>
      </text:list>
      <text:p text:style-name="P13">Ακολουθεί αναλυτική περιγραφή των σταδίων :</text:p>
      <text:list text:style-name="LFO5" text:continue-numbering="true">
        <text:list-item>
          <text:p text:style-name="P14">Προ-επεξεργασία δεδομένων<text:s/>:</text:p>
        </text:list-item>
      </text:list>
      <text:p text:style-name="P15">Το στάδιο αυτό είναι απαραίτητο για να βρίσκονται τα δεδομένα σε μια ενιαία κλίμακα και να μπορούν να εφαρμοστούν αποτελεσματικά οι αλγόριθμοι μηχανικής μάθησης που περιγράφονται παρακάτω.<text:s/></text:p>
      <text:p text:style-name="P16"><text:span text:style-name="T17">Αρχικά, έγινε κλιμάκωση<text:s/></text:span><text:span text:style-name="T18">των</text:span><text:span text:style-name="T19"><text:s/>αριθμητικών δεδομένων<text:s/></text:span><text:span text:style-name="T20">κάθε μεταβλητής (τα δεδομένα παίρνουν τιμές από 0 έως 1)<text:s/></text:span><text:span text:style-name="T21">με τη μέθοδο «</text:span><text:span text:style-name="T22">Κανονικοποίηση</text:span><text:span text:style-name="T23">ς</text:span><text:span text:style-name="T24"><text:s/>ελάχιστου-μέγιστου</text:span><text:span text:style-name="T25">». Στη συνέχεια, έγινε διανυσματική αναπαράσταση των κατηγορικών δεδομένων (δεδομένα που περιέχουν αλφαριθμητικές τιμές)</text:span><text:span text:style-name="T26"><text:s/>μέσω της<text:s/></text:span><text:span text:style-name="T27">One</text:span><text:span text:style-name="T28">-</text:span><text:span text:style-name="T29">Hot</text:span><text:span text:style-name="T30">-</text:span><text:span text:style-name="T31">Vector</text:span><text:span text:style-name="T32"><text:s/></text:span><text:span text:style-name="T33">κωδικοποίησης</text:span><text:span text:style-name="T34">.<text:s/></text:span><text:span text:style-name="T35">Τέλος, αντικαταστάθηκαν όλες οι ελλιπείς τιμές των χαρακτηριστικών με τη διάμεση τιμή του κάθε χαρακτηριστικού (Για<text:s/></text:span><text:soft-page-break/><text:span text:style-name="T36">να υπολογιστεί αυτή η διάμεση τιμή, χρησιμοποιήθηκε η έτοιμη συνάρτηση<text:s/></text:span><text:span text:style-name="T37">median</text:span><text:span text:style-name="T38">).</text:span></text:p>
      <text:list text:style-name="LFO5" text:continue-numbering="true">
        <text:list-item>
          <text:p text:style-name="P39">Οπτικοποίηση δεδομένων</text:p>
        </text:list-item>
      </text:list>
      <text:p text:style-name="P40"><text:span text:style-name="T41">Σε αυτό το στάδιο παρουσιάζονται τα ιστογράμματα συχνοτήτων των αριθμητικών μεταβλητών (συμπεριλαμβανομένης και της διάμεσης τιμής των ακινήτων) αλλά και το ιστόγραμμα συχνοτήτων για την κατηγορική μεταβλητή<text:s/></text:span><text:span text:style-name="T42">ocean</text:span><text:span text:style-name="T43">_</text:span><text:span text:style-name="T44">proximity</text:span><text:span text:style-name="T45">.<text:s/></text:span></text:p>
      <text:p text:style-name="P46"><text:span text:style-name="T47">Επίσης, δημιουργήθηκαν δισδιάστατα γραφήματα που αναπαριστούν 2,3 και 4 μεταβλητές ταυτόχρονα</text:span><text:span text:style-name="T48"><text:s/>μέσω της έτοιμης συνάρτησης<text:s/></text:span><text:span text:style-name="T49">scatter</text:span><text:span text:style-name="T50">.</text:span><text:span text:style-name="T51"><text:s/></text:span></text:p>
      <text:p text:style-name="P52">Στα γραφήματα 2 μεταβλητών, κάθε μεταβλητή καταλάμβανε έναν άξονα του επιπέδου.<text:s/>Έγιναν παραδείγματα για τις συσχετίσεις των παρακάτω ζευγών μεταβλητών (διάμεση ηλικία ακινήτων και διάμεση αξία ακινήτων, διάμεσο εισόδημα και πληθυσμός, πληθυσμός και πλήθος νοικοκυριών).</text:p>
      <text:p text:style-name="P53"><text:span text:style-name="T54">Στα γραφήματα 3 μεταβλητών, οι δύο μεταβλητές καταλάμβαναν τους άξονες του επιπέδου και<text:s/></text:span><text:span text:style-name="T55">οι τιμές της τρίτης</text:span><text:span text:style-name="T56"><text:s/>μεταβλητή</text:span><text:span text:style-name="T57">ς κατανέμονταν σε μια γραμμή χρώματος (για τον σχεδιασμό της γραμμής χρώματος χρησιμοποιήθηκαν οι έτοιμες συναρτήσεις<text:s/></text:span><text:span text:style-name="T58">colorbar</text:span><text:span text:style-name="T59">,<text:s/></text:span><text:span text:style-name="T60">colormap</text:span><text:span text:style-name="T61">). Έγιναν γραφήματα για τις συσχετίσεις των παρακάτω τριάδων μεταβλητών (συνολικό πλήθος δωματίων, συνολικό πλήθος υπνοδωματίων, πληθυσμός και διάμεσο εισόδημα, διάμεση αξία ακινήτων, εγγύτητα προς τον ωκεανό).<text:s/></text:span><text:span text:style-name="T62"><text:s text:c="2"/></text:span></text:p>
      <text:p text:style-name="P63"><text:span text:style-name="T64">Για τα γραφήματα 4 μεταβλητών, οι δύο μεταβλητές καταλάμβαναν τους άξονες του επιπέδου, οι τιμές της τρίτης μεταβλητής κατανέμονταν σε μια γραμμή χρώματος (για τον σχεδιασμό της γραμμής χρώματος χρησιμοποιήθηκαν οι έτοιμες συναρτήσεις<text:s/></text:span><text:span text:style-name="T65">colorbar</text:span><text:span text:style-name="T66">,<text:s/></text:span><text:span text:style-name="T67">colormap</text:span><text:span text:style-name="T68">) και οι τιμές της τέταρτης μεταβλητής γίνονταν εμφανείς από την αυξομείωση του μεγέθους των σημείων στο επίπεδο. Έγιναν παραδείγματα για τις</text:span><text:span text:style-name="T69"><text:s/>συσχετίσεις των</text:span><text:span text:style-name="T70"><text:s/>παρακάτω τετράδ</text:span><text:span text:style-name="T71">ων</text:span><text:span text:style-name="T72"><text:s/>μεταβλητών (πληθυσμός, διάμεσο εισόδημα, συνολικό πλήθος δωματίων, συνολικό πλήθος υπνοδωματίων, διάμεση τιμή ακινήτων και γεωγραφικό μήκος, γεωγραφικό πλάτος,<text:s/></text:span><text:span text:style-name="T73">εγγύτητα προς τον ωκεανό, διάμεση τιμή ακινήτων</text:span><text:span text:style-name="T74">).</text:span></text:p>
      <text:p text:style-name="P75"/>
      <text:list text:style-name="LFO5" text:continue-numbering="true">
        <text:list-item>
          <text:p text:style-name="P76">Παλινδρόμηση Δεδομένων<text:s/>:</text:p>
        </text:list-item>
      </text:list>
      <text:p text:style-name="P77"><text:span text:style-name="T78">Αρχικά υλοποιούμε<text:s/></text:span><text:span text:style-name="T79">την μέθοδο της 10-πλής διεπικύρωσης</text:span><text:span text:style-name="T80"><text:s/>μέσα στην οποία, υλοποιούμε και εκπαιδεύουμε τον αλγόριθμο Ελάχιστου Τετραγωνικού σφάλματος , καθώς και υπολογίζουμε το<text:s/></text:span><text:span text:style-name="T81">Μέσο Τετραγωνικ</text:span><text:span text:style-name="T82">ό</text:span><text:span text:style-name="T83"><text:s/>Σφάλμα και Μέσο Απόλυτο Σφάλμα τόσο κατά την φάση της εκπαίδευσης όσο και κατά την φάση<text:s/></text:span><text:soft-page-break/><text:span text:style-name="T84">του ελέγχου</text:span><text:span text:style-name="T85"><text:s/>και τελικά αποθηκεύουμε τα βάρη μετά την εκπαίδευση στην μεταβλητή<text:s/></text:span><text:span text:style-name="T86">weight</text:span><text:span text:style-name="T87"><text:s/></text:span><text:span text:style-name="T88">και προβάλουμε τα αποτελέσματα των σφαλμάτων.</text:span></text:p>
      <text:p text:style-name="P89">Στην συνέχεια υλοποιούμε και εκπαιδεύουμε με παρόμοιο τρόπο τον<text:s/>Αλγόριθμο Ελάχιστου Μέσου Τετραγωνικού Σφάλματος<text:s/>και προβάλουμε τα αποτελέσματα των σφαλμάτων.</text:p>
      <text:p text:style-name="P90"><text:span text:style-name="T91">Τελικά , μέσα στην μέθοδο<text:s/></text:span><text:span text:style-name="T92">10-πλής διεπικύρωσης</text:span><text:span text:style-name="T93"><text:s/>χρησιμοποιούμε τις έτοιμες μεθόδους<text:s/></text:span><text:span text:style-name="T94">fitnet</text:span><text:span text:style-name="T95"><text:s/></text:span><text:span text:style-name="T96">και<text:s/></text:span><text:span text:style-name="T97">train</text:span><text:span text:style-name="T98"><text:s/>για δημιουργήσουμε και να εκπαιδεύσουμε αντίστοιχα<text:s/></text:span><text:span text:style-name="T99">ένα πολυστρωματικό νευρωνικό δίκτυο</text:span><text:span text:style-name="T100"><text:s/>, υπολογίζουμε τα σφάλματα χρησιμοποιώντας την έτοιμη συνάρτηση<text:s/></text:span><text:span text:style-name="T101">perform</text:span><text:span text:style-name="T102"><text:s/>και τελικά αποθηκεύουμε το εκπαιδευμένο<text:s/></text:span><text:span text:style-name="T103">νευρωνικό δίκτυο</text:span><text:span text:style-name="T104"><text:s/>στην μεταβλητή<text:s/></text:span><text:span text:style-name="T105">net</text:span><text:span text:style-name="T106"><text:s/></text:span><text:span text:style-name="T107">και προβάλουμε τα σφάλματα</text:span><text:span text:style-name="T10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3333in" fo:margin-bottom="0in"/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4472C4" fo:font-size="13pt" style:font-size-asian="13pt" style:font-size-complex="13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4472C4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1F3763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4472C4" fo:font-size="10pt" style:font-size-asian="10pt" style:font-size-complex="10pt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font-weight="bold" style:font-weight-asian="bold" style:font-weight-complex="bold" fo:color="#4472C4" fo:font-size="13pt" style:font-size-asian="13pt" style:font-size-complex="13pt"/>
    </style:style>
    <style:style style:name="Επικεφαλίδα3Char" style:display-name="Επικεφαλίδα 3 Char" style:family="text" style:parent-style-name="Προεπιλεγμένηγραμματοσειρά">
      <style:text-properties style:font-name="Calibri Light" style:font-name-asian="Times New Roman" style:font-name-complex="Times New Roman" fo:font-weight="bold" style:font-weight-asian="bold" style:font-weight-complex="bold" fo:color="#4472C4"/>
    </style:style>
    <style:style style:name="Επικεφαλίδα4Char" style:display-name="Επικεφαλίδα 4 Char" style:family="text" style:parent-style-name="Προεπιλεγμένηγραμματοσειρά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72C4"/>
    </style:style>
    <style:style style:name="Επικεφαλίδα5Char" style:display-name="Επικεφαλίδα 5 Char" style:family="text" style:parent-style-name="Προεπιλεγμένηγραμματοσειρά">
      <style:text-properties style:font-name="Calibri Light" style:font-name-asian="Times New Roman" style:font-name-complex="Times New Roman" fo:color="#1F3763"/>
    </style:style>
    <style:style style:name="Επικεφαλίδα6Char" style:display-name="Επικεφαλίδα 6 Char" style:family="text" style:parent-style-name="Προεπιλεγμένηγραμματοσειρά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Επικεφαλίδα7Char" style:display-name="Επικεφαλίδα 7 Char" style:family="text" style:parent-style-name="Προεπιλεγμένηγραμματοσειρά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Επικεφαλίδα8Char" style:display-name="Επικεφαλίδα 8 Char" style:family="text" style:parent-style-name="Προεπιλεγμένηγραμματοσειρά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Επικεφαλίδα9Char" style:display-name="Επικεφαλίδα 9 Char" style:family="text" style:parent-style-name="Προεπιλεγμένηγραμματοσειρά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Λεζάντα" style:display-name="Λεζάντα" style:family="paragraph" style:parent-style-name="Βασικό" style:next-style-name="Βασικό">
      <style:paragraph-properties fo:line-height="100%"/>
      <style:text-properties fo:font-weight="bold" style:font-weight-asian="bold" style:font-weight-complex="bold" fo:color="#4472C4" fo:font-size="9pt" style:font-size-asian="9pt" style:font-size-complex="9pt" fo:hyphenate="false"/>
    </style:style>
    <style:style style:name="Τίτλος" style:display-name="Τίτλος" style:family="paragraph" style:parent-style-name="Βασικό" style:next-style-name="Βασικό">
      <style:paragraph-properties fo:border-top="none" fo:border-left="none" fo:border-bottom="0.0138in solid #4472C4" fo:border-right="none" fo:padding-top="0in" fo:padding-left="0in" fo:padding-bottom="0.0555in" fo:padding-right="0in" style:shadow="none" style:contextual-spacing="true" fo:margin-bottom="0.2083in" fo:line-height="100%"/>
      <style:text-properties style:font-name="Calibri Light" style:font-name-asian="Times New Roman" style:font-name-complex="Times New Roman" fo:color="#323E4F" fo:letter-spacing="0.0034in" fo:font-size="26pt" style:font-size-asian="26pt" style:font-size-complex="26pt" fo:hyphenate="false"/>
    </style:style>
    <style:style style:name="ΤίτλοςChar" style:display-name="Τίτλος Char" style:family="text" style:parent-style-name="Προεπιλεγμένηγραμματοσειρά">
      <style:text-properties style:font-name="Calibri Light" style:font-name-asian="Times New Roman" style:font-name-complex="Times New Roman" fo:color="#323E4F" fo:letter-spacing="0.0034in" fo:font-size="26pt" style:font-size-asian="26pt" style:font-size-complex="26pt"/>
    </style:style>
    <style:style style:name="Υπότιτλος" style:display-name="Υπότιτλος" style:family="paragraph" style:parent-style-name="Βασικό" style:next-style-name="Βασικό">
      <style:text-properties style:font-name="Calibri Light" style:font-name-asian="Times New Roman" style:font-name-complex="Times New Roman" fo:font-style="italic" style:font-style-asian="italic" style:font-style-complex="italic" fo:color="#4472C4" fo:letter-spacing="0.0104in" fo:font-size="12pt" style:font-size-asian="12pt" style:font-size-complex="12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="Calibri Light" style:font-name-asian="Times New Roman" style:font-name-complex="Times New Roman" fo:font-style="italic" style:font-style-asian="italic" style:font-style-complex="italic" fo:color="#4472C4" fo:letter-spacing="0.0104in" fo:font-size="12pt" style:font-size-asian="12pt" style:font-size-complex="12pt"/>
    </style:style>
    <style:style style:name="Έντονο" style:display-name="Έντονο" style:family="text" style:parent-style-name="Προεπιλεγμένηγραμματοσειρά">
      <style:text-properties fo:font-weight="bold" style:font-weight-asian="bold" style:font-weight-complex="bold"/>
    </style:style>
    <style:style style:name="Έμφαση" style:display-name="Έμφαση" style:family="text" style:parent-style-name="Προεπιλεγμένηγραμματοσειρά">
      <style:text-properties fo:font-style="italic" style:font-style-asian="italic" style:font-style-complex="italic"/>
    </style:style>
    <style:style style:name="Χωρίςδιάστιχο" style:display-name="Χωρίς διάστιχο" style:family="paragraph">
      <style:paragraph-properties fo:margin-bottom="0in" fo:line-height="100%"/>
      <style:text-properties fo:hyphenate="false"/>
    </style:style>
    <style:style style:name="Απόσπασμα" style:display-name="Απόσπασμα" style:family="paragraph" style:parent-style-name="Βασικό" style:next-style-name="Βασικό">
      <style:text-properties fo:font-style="italic" style:font-style-asian="italic" style:font-style-complex="italic" fo:color="#00000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000000"/>
    </style:style>
    <style:style style:name="Έντονοαπόσπ." style:display-name="Έντονο απόσπ." style:family="paragraph" style:parent-style-name="Βασικό" style:next-style-name="Βασικό">
      <style:paragraph-properties fo:border-top="none" fo:border-left="none" fo:border-bottom="0.0069in solid #4472C4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472C4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weight="bold" style:font-weight-asian="bold" style:font-weight-complex="bold" fo:font-style="italic" style:font-style-asian="italic" style:font-style-complex="italic" fo:color="#4472C4"/>
    </style:style>
    <style:style style:name="Διακριτικήέμφαση" style:display-name="Διακριτική έμφαση" style:family="text" style:parent-style-name="Προεπιλεγμένηγραμματοσειρά">
      <style:text-properties fo:font-style="italic" style:font-style-asian="italic" style:font-style-complex="italic" fo:color="#808080"/>
    </style:style>
    <style:style style:name="Έντονηέμφαση" style:display-name="Έντονη έμφαση" style:family="text" style:parent-style-name="Προεπιλεγμένηγραμματοσειρά">
      <style:text-properties fo:font-weight="bold" style:font-weight-asian="bold" style:font-weight-complex="bold" fo:font-style="italic" style:font-style-asian="italic" style:font-style-complex="italic" fo:color="#4472C4"/>
    </style:style>
    <style:style style:name="Διακριτικήαναφορά" style:display-name="Διακριτική αναφορά" style:family="text" style:parent-style-name="Προεπιλεγμένηγραμματοσειρά">
      <style:text-properties fo:font-variant="small-caps" fo:color="#ED7D31" style:text-underline-type="single" style:text-underline-style="solid" style:text-underline-width="auto" style:text-underline-mode="continuous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/>
    </style:style>
    <style:style style:name="Τίτλοςβιβλίου" style:display-name="Τίτλος βιβλίου" style:family="text" style:parent-style-name="Προεπιλεγμένηγραμματοσειρά">
      <style:text-properties fo:font-weight="bold" style:font-weight-asian="bold" style:font-weight-complex="bold" fo:font-variant="small-caps" fo:letter-spacing="0.0034in"/>
    </style:style>
    <style:style style:name="ΕπικεφαλίδαΠΠ" style:display-name="Επικεφαλίδα ΠΠ" style:family="paragraph" style:parent-style-name="Επικεφαλίδα1" style:next-style-name="Βασικό">
      <style:text-properties fo:hyphenate="false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Ιωακείμ Ελ Χαττάμπ-Μπριστογιάννης</meta:initial-creator>
    <dc:creator>Ιωακείμ Ελ Χαττάμπ-Μπριστογιάννης</dc:creator>
    <meta:creation-date>2022-03-04T16:20:00Z</meta:creation-date>
    <dc:date>2022-03-04T17:58:00Z</dc:date>
    <meta:template xlink:href="Normal.dotm" xlink:type="simple"/>
    <meta:editing-cycles>5</meta:editing-cycles>
    <meta:editing-duration>PT5700S</meta:editing-duration>
    <meta:document-statistic meta:page-count="3" meta:paragraph-count="7" meta:word-count="620" meta:character-count="3967" meta:row-count="27" meta:non-whitespace-character-count="3354"/>
  </office:meta>
</office:document-meta>
</file>